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f-0-0" svg:font-family="f-0-0"/>
    <style:font-face style:name="f-1-0" svg:font-family="f-1-0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Lentelė2" style:family="table">
      <style:table-properties style:width="6.9069in" fo:margin-left="-0.0188in" fo:margin-right="0.0063in" table:align="margins"/>
    </style:style>
    <style:style style:name="Lentelė2.A" style:family="table-column">
      <style:table-column-properties style:column-width="4.3806in" style:rel-column-width="41563*"/>
    </style:style>
    <style:style style:name="Lentelė2.B" style:family="table-column">
      <style:table-column-properties style:column-width="2.5264in" style:rel-column-width="23972*"/>
    </style:style>
    <style:style style:name="Lentelė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entelė2.B1" style:family="table-cell">
      <style:table-cell-properties fo:padding="0.0382in" fo:border="0.0007in solid #000000"/>
    </style:style>
    <style:style style:name="Lentelė2.A2" style:family="table-cell">
      <style:table-cell-properties fo:padding="0.0382in" fo:border-left="0.0007in solid #000000" fo:border-right="none" fo:border-top="none" fo:border-bottom="0.0007in solid #000000"/>
    </style:style>
    <style:style style:name="Lentelė2.B2" style:family="table-cell" style:data-style-name="N107">
      <style:table-cell-properties fo:padding="0.0382in" fo:border-left="0.0007in solid #000000" fo:border-right="0.0007in solid #000000" fo:border-top="none" fo:border-bottom="0.0007in solid #000000"/>
    </style:style>
    <style:style style:name="Lentelė1" style:family="table">
      <style:table-properties style:width="6.9069in" fo:margin-left="-0.0188in" fo:margin-right="0.0063in" table:align="margins"/>
    </style:style>
    <style:style style:name="Lentelė1.A" style:family="table-column">
      <style:table-column-properties style:column-width="4.3806in" style:rel-column-width="41563*"/>
    </style:style>
    <style:style style:name="Lentelė1.B" style:family="table-column">
      <style:table-column-properties style:column-width="2.5264in" style:rel-column-width="23972*"/>
    </style:style>
    <style:style style:name="Lentelė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entelė1.B1" style:family="table-cell">
      <style:table-cell-properties fo:padding="0.0382in" fo:border="0.0007in solid #000000"/>
    </style:style>
    <style:style style:name="Lentelė1.A2" style:family="table-cell">
      <style:table-cell-properties fo:padding="0.0382in" fo:border-left="0.0007in solid #000000" fo:border-right="none" fo:border-top="none" fo:border-bottom="0.0007in solid #000000"/>
    </style:style>
    <style:style style:name="Lentelė1.B2" style:family="table-cell" style:data-style-name="N107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">
      <style:paragraph-properties fo:text-align="center" style:justify-single-word="false"/>
      <style:text-properties style:font-name="Arial" fo:font-size="16pt" fo:language="lt" fo:country="LT" fo:font-weight="bold" style:font-size-asian="16pt" style:font-weight-asian="bold" style:font-size-complex="16pt" style:font-weight-complex="bold"/>
    </style:style>
    <style:style style:name="P2" style:family="paragraph" style:parent-style-name="Text">
      <style:text-properties style:font-name="Arial" fo:font-size="12pt" fo:language="lt" fo:country="LT" style:font-size-asian="12pt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language="lt" fo:country="LT" style:font-name-asian="f-1-0" style:font-size-asian="12pt" style:font-name-complex="f-1-0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2pt" fo:language="lt" fo:country="LT" style:font-name-asian="f-0-0" style:font-size-asian="12pt" style:font-name-complex="f-0-0" style:font-size-complex="12pt"/>
    </style:style>
    <style:style style:name="P5" style:family="paragraph" style:parent-style-name="Standard">
      <style:text-properties style:font-name="Arial" fo:font-size="10pt" fo:language="lt" fo:country="L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2pt" fo:language="lt" fo:country="L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style:text-autospace="none"/>
      <style:text-properties style:font-name="Arial" fo:font-size="12pt" fo:language="lt" fo:country="LT" fo:font-weight="normal" style:font-name-asian="f-1-0" style:font-size-asian="12pt" style:font-weight-asian="normal" style:font-name-complex="f-1-0" style:font-size-complex="12pt" style:font-weight-complex="normal"/>
    </style:style>
    <style:style style:name="P8" style:family="paragraph" style:parent-style-name="Text_20_body">
      <style:text-properties style:font-name="Arial" fo:font-size="12pt" fo:language="lt" fo:country="L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language="lt" fo:country="LT" fo:font-weight="normal" style:font-size-asian="12pt" style:font-weight-asian="normal" style:font-size-complex="12pt" style:font-weight-complex="normal"/>
    </style:style>
    <style:style style:name="P10" style:family="paragraph" style:parent-style-name="Heading_20_3">
      <style:paragraph-properties fo:text-align="start" style:justify-single-word="false"/>
      <style:text-properties fo:font-size="12pt" fo:language="lt" fo:country="LT" style:font-size-asian="12pt" style:font-size-complex="12pt"/>
    </style:style>
    <style:style style:name="P11" style:family="paragraph" style:parent-style-name="Heading_20_3">
      <style:paragraph-properties fo:text-align="end" style:justify-single-word="false"/>
      <style:text-properties fo:font-size="12pt" fo:language="lt" fo:country="LT" style:font-size-asian="12pt" style:font-size-complex="12pt"/>
    </style:style>
    <style:style style:name="P12" style:family="paragraph" style:parent-style-name="Heading_20_1">
      <style:paragraph-properties fo:keep-together="auto"/>
      <style:text-properties fo:font-size="15pt" fo:language="lt" fo:country="L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f-1-0" style:font-name-complex="f-1-0"/>
    </style:style>
    <style:style style:name="T3" style:family="text">
      <style:text-properties fo:font-weight="normal" style:font-name-asian="f-1-0" style:font-weight-asian="normal" style:font-name-complex="f-1-0" style:font-weight-complex="normal"/>
    </style:style>
    <number:currency-style style:name="N107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7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Visuomeninės organizacijos „Atviras kodas Lietuvai“</text:h>
      <text:p text:style-name="P1"/>
      <text:p text:style-name="P1">REVIZIJOS AKTAS</text:p>
      <text:p text:style-name="P1"/>
      <text:p text:style-name="P2"><text:tab/>2009 m. gegužės mėn. organizacijos AKL <text:s/>revizorius K. Biliūnas, pagal prezidento Sauliaus Gražulio pateiktus Danske banko išrašus, atliko laikotarpio nuo praėjusio visuotinio narių susirinkimo (t.y. 2006 m. gruodžio 9 d.) <text:s/>iki 2009 m. gegužės 16 d., <text:s/>AKL finansinės veiklos reviziją. Revizija atlikta prieš artėjantį 2009 m. gegužės 30 d. organizacijos ataskaitinį-rinkiminį visuotinį narių susirinkimą. </text:p>
      <text:p text:style-name="P2"><text:span text:style-name="T1"><text:tab/>Išvados:</text:span> patikrintu laikotarpiu (nuo 2006 m. gruodžio 9 d iki <text:s/>2009 m. gegužės 16 d.) finansinės drausmės pažeidimų nebuvo nustatyta. Valdyba dirbo laikydamasi įstatų. Laikotarpio eigoje buvo atliekamos įprastos išlaidos (atlyginimams, mokami kasmetiniai mokesčiai).</text:p>
      <text:p text:style-name="P2">Bendra laikotarpio informacija:</text:p>
      <text:p text:style-name="P4">Pradžios likutis<text:tab/><text:tab/> <text:s/><text:span text:style-name="T2">3226,34 Lt</text:span></text:p>
      <text:p text:style-name="P4">Pabaigos likutis<text:tab/><text:tab/> <text:s/><text:span text:style-name="T2">7282,49 Lt</text:span></text:p>
      <text:p text:style-name="P3">Pajamos<text:tab/><text:tab/> <text:tab/>26287,00 Lt</text:p>
      <text:p text:style-name="P4"><text:span text:style-name="T2">Išlaidos <text:tab/><text:tab/> <text:tab/></text:span><text:span text:style-name="T3">22230,85 Lt</text:span></text:p>
      <text:p text:style-name="P7">Sąskaita pasipildė<text:tab/> <text:s text:c="2"/><text:tab/> <text:s/>4056,15 Lt </text:p>
      <text:p text:style-name="P8">Pagrindinės pajamos:</text:p>
      <table:table table:name="Lentelė2" table:style-name="Lentelė2">
        <table:table-column table:style-name="Lentelė2.A"/>
        <table:table-column table:style-name="Lentelė2.B"/>
        <table:table-row>
          <table:table-cell table:style-name="Lentelė2.A1" office:value-type="string">
            <text:p text:style-name="P13">Šaltinis</text:p>
          </table:table-cell>
          <table:table-cell table:style-name="Lentelė2.B1" office:value-type="string">
            <text:p text:style-name="P13">Suma</text:p>
          </table:table-cell>
        </table:table-row>
        <table:table-row>
          <table:table-cell table:style-name="Lentelė2.A2" office:value-type="string">
            <text:p text:style-name="P14">Narių mokesčiai</text:p>
          </table:table-cell>
          <table:table-cell table:style-name="Lentelė2.B2" office:value-type="currency" office:currency="LTL" office:value="210">
            <text:p text:style-name="P15">210.00 Lt</text:p>
          </table:table-cell>
        </table:table-row>
        <table:table-row>
          <table:table-cell table:style-name="Lentelė2.A2" office:value-type="string">
            <text:p text:style-name="P14">Parama iš 2% pervedimų</text:p>
          </table:table-cell>
          <table:table-cell table:style-name="Lentelė2.B2" office:value-type="currency" office:currency="LTL" office:value="6891.17">
            <text:p text:style-name="P15">6,891.17 Lt</text:p>
          </table:table-cell>
        </table:table-row>
        <table:table-row>
          <table:table-cell table:style-name="Lentelė2.A2" office:value-type="string">
            <text:p text:style-name="P14">Skaitmeninio sertifikavimo centras</text:p>
          </table:table-cell>
          <table:table-cell table:style-name="Lentelė2.B2" office:value-type="currency" office:currency="LTL" office:value="4000">
            <text:p text:style-name="P15">4,000.00 Lt</text:p>
          </table:table-cell>
        </table:table-row>
        <table:table-row>
          <table:table-cell table:style-name="Lentelė2.A2" office:value-type="string">
            <text:p text:style-name="P14">UAB Programuotojų artelė</text:p>
          </table:table-cell>
          <table:table-cell table:style-name="Lentelė2.B2" office:value-type="currency" office:currency="LTL" office:value="2000">
            <text:p text:style-name="P15">2,000.00 Lt</text:p>
          </table:table-cell>
        </table:table-row>
        <table:table-row>
          <table:table-cell table:style-name="Lentelė2.A2" office:value-type="string">
            <text:p text:style-name="P14">UAB Sisteminio administravimo technologijos ir įranga</text:p>
          </table:table-cell>
          <table:table-cell table:style-name="Lentelė2.B2" office:value-type="currency" office:currency="LTL" office:value="2000">
            <text:p text:style-name="P15">2,000.00 Lt</text:p>
          </table:table-cell>
        </table:table-row>
        <table:table-row>
          <table:table-cell table:style-name="Lentelė2.A2" office:value-type="string">
            <text:p text:style-name="P14">UAB Saugūs duomenys</text:p>
          </table:table-cell>
          <table:table-cell table:style-name="Lentelė2.B2" office:value-type="currency" office:currency="LTL" office:value="1738.32">
            <text:p text:style-name="P15">1,738.32 Lt</text:p>
          </table:table-cell>
        </table:table-row>
        <table:table-row>
          <table:table-cell table:style-name="Lentelė2.A2" office:value-type="string">
            <text:p text:style-name="P14">UAB „Lema“</text:p>
          </table:table-cell>
          <table:table-cell table:style-name="Lentelė2.B2" office:value-type="currency" office:currency="LTL" office:value="1000">
            <text:p text:style-name="P15">1,000.00 Lt</text:p>
          </table:table-cell>
        </table:table-row>
        <table:table-row>
          <table:table-cell table:style-name="Lentelė2.A2" office:value-type="string">
            <text:p text:style-name="P14">VIAE VENTUS UAB </text:p>
          </table:table-cell>
          <table:table-cell table:style-name="Lentelė2.B2" office:value-type="currency" office:currency="LTL" office:value="1000">
            <text:p text:style-name="P15">1,000.00 Lt</text:p>
          </table:table-cell>
        </table:table-row>
      </table:table>
      <text:p text:style-name="P9"/>
      <text:h text:style-name="P10" text:outline-level="3">Pagrindinės išlaidos:</text:h>
      <table:table table:name="Lentelė1" table:style-name="Lentelė1">
        <table:table-column table:style-name="Lentelė1.A"/>
        <table:table-column table:style-name="Lentelė1.B"/>
        <table:table-row>
          <table:table-cell table:style-name="Lentelė1.A1" office:value-type="string">
            <text:p text:style-name="P13">Šaltinis</text:p>
          </table:table-cell>
          <table:table-cell table:style-name="Lentelė1.B1" office:value-type="string">
            <text:p text:style-name="P13">Suma</text:p>
          </table:table-cell>
        </table:table-row>
        <table:table-row>
          <table:table-cell table:style-name="Lentelė1.A2" office:value-type="string">
            <text:p text:style-name="P14">Atlyginimams</text:p>
          </table:table-cell>
          <table:table-cell table:style-name="Lentelė1.B2" office:value-type="currency" office:currency="LTL" office:value="3954.5">
            <text:p text:style-name="P15">3,954.50 Lt</text:p>
          </table:table-cell>
        </table:table-row>
        <table:table-row>
          <table:table-cell table:style-name="Lentelė1.A2" office:value-type="string">
            <text:p text:style-name="P14">UAB „Ekonominė nauda“</text:p>
          </table:table-cell>
          <table:table-cell table:style-name="Lentelė1.B2" office:value-type="currency" office:currency="LTL" office:value="6254">
            <text:p text:style-name="P15">6,254.00 Lt</text:p>
          </table:table-cell>
        </table:table-row>
        <table:table-row>
          <table:table-cell table:style-name="Lentelė1.A2" office:value-type="string">
            <text:p text:style-name="P14">Infobalt</text:p>
          </table:table-cell>
          <table:table-cell table:style-name="Lentelė1.B2" office:value-type="currency" office:currency="LTL" office:value="8987.8">
            <text:p text:style-name="P15">8,987.80 Lt</text:p>
          </table:table-cell>
        </table:table-row>
      </table:table>
      <text:h text:style-name="P11" text:outline-level="3"><text:line-break/>AKL Revizorius <text:s text:c="32"/>Kęstutis Biliūnas </text:h>
      <text:p text:style-name="P6">2009-05-29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f-0-0" svg:font-family="f-0-0"/>
    <style:font-face style:name="f-1-0" svg:font-family="f-1-0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lt" fo:country="LT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" style:class="text" style:default-outline-level="1">
      <style:paragraph-properties fo:text-align="center" style:justify-single-word="false"/>
      <style:text-properties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Standard" style:class="extra">
      <style:paragraph-properties fo:margin-top="0in" fo:margin-bottom="0.0835in" fo:text-align="justify" style:justify-single-word="false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81in" fo:page-height="11.6929in" style:num-format="1" style:print-orientation="portrait" fo:margin-top="0.7874in" fo:margin-bottom="0.7874in" fo:margin-left="0.7874in" fo:margin-right="0.586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ęstutis Biliūnas</meta:initial-creator>
    <meta:creation-date>2006-12-08T13:23:21</meta:creation-date>
    <dc:creator>Kęstutis Biliūnas</dc:creator>
    <dc:date>2009-05-29T08:59:59</dc:date>
    <meta:printed-by>Kęstutis Biliūnas</meta:printed-by>
    <meta:print-date>2006-12-08T16:43:34</meta:print-date>
    <dc:language>lt-LT</dc:language>
    <meta:editing-cycles>11</meta:editing-cycles>
    <meta:editing-duration>PT5H49M2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40" meta:word-count="185" meta:character-count="1405"/>
  </office:meta>
</office:document-meta>
</file>